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raham S. Wade</text:p>
      <text:p text:style-name="P2"><text:tab/><text:tab/><text:tab/><text:tab/><text:tab/><text:a xlink:type="simple" xlink:href="mailto:simpsonchianne@gmail.com" text:style-name="Internet_20_link" text:visited-style-name="Visited_20_Internet_20_Link">simpsonchianne@gmail.com</text:a></text:p>
      <text:p text:style-name="P2"><text:tab/><text:tab/><text:tab/><text:tab/><text:tab/>(1314) 397- 7064</text:p>
      <text:p text:style-name="P2"><text:tab/><text:tab/><text:tab/><text:tab/><text:tab/></text:p>
      <text:p text:style-name="P2"/>
      <text:p text:style-name="P2"><text:s text:c="3"/>SKILLS</text:p>
      <text:p text:style-name="P2"/>
      <text:p text:style-name="P2"><text:tab/> <text:s/>Pastoral Ministry<text:tab/> <text:s text:c="2"/>Computer Sci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EXPERIENCE</text:p>
      <text:p text:style-name="P2"/>
      <text:p text:style-name="P2"><text:s text:c="2"/>06/2018 to 08/2018<text:tab/> <text:s text:c="3"/>Summer Camp Counselor</text:p>
      <text:p text:style-name="P2"><text:tab/><text:tab/><text:tab/> <text:s text:c="3"/>Camp Manitoumi – Low Point, IL</text:p>
      <text:p text:style-name="P2"/>
      <text:p text:style-name="P2"/>
      <text:p text:style-name="P2"/>
      <text:p text:style-name="P2"/>
      <text:p text:style-name="P2"/>
      <text:p text:style-name="P2"><text:s text:c="2"/>EDUCATION AND TRAINING</text:p>
      <text:p text:style-name="P2"><text:s text:c="3"/>2022 <text:s text:c="19"/>Bachelor of Arts : Pastoral Ministry</text:p>
      <text:p text:style-name="P2"><text:tab/> <text:tab/> <text:s text:c="7"/>Bachelor of Science : Computer Science</text:p>
      <text:p text:style-name="P2"><text:s text:c="32"/>Southwest Baptist University – Bolivar, MO, United States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2"/>ACTIVITIES AN HONORS</text:p>
      <text:p text:style-name="P2"/>
      <text:p text:style-name="P2"><text:s text:c="2"/><text:tab/>Member of <text:s/>Men Varsity Soccer at Southwest Baptist University</text:p>
      <text:p text:style-name="P2"><text:tab/>Member of Phi Eta Sig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3T16:04:03.22</meta:creation-date>
    <meta:editing-duration>P3DT20H31M47S</meta:editing-duration>
    <meta:editing-cycles>2</meta:editing-cycles>
    <meta:generator>OpenOffice/4.1.5$Win32 OpenOffice.org_project/415m1$Build-9789</meta:generator>
    <meta:initial-creator>Abraham  Wade</meta:initial-creator>
    <meta:document-statistic meta:table-count="0" meta:image-count="0" meta:object-count="0" meta:page-count="1" meta:paragraph-count="16" meta:word-count="66" meta:character-count="549"/>
    <dc:date>2018-09-27T12:50:58.27</dc:date>
    <dc:creator>Abraham  Wade</dc:creator>
  </office:meta>
</office:document-meta>
</file>